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3.1339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2.0189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1.7402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okings--2020-10-01--2021-03-1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ce1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Bookings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Booking ID</text:p>
          </table:table-cell>
          <table:table-cell office:value-type="string" calcext:value-type="string">
            <text:p>Cancelled?</text:p>
          </table:table-cell>
          <table:table-cell office:value-type="string" calcext:value-type="string">
            <text:p>Created At</text:p>
          </table:table-cell>
          <table:table-cell table:style-name="Default" office:value-type="string" calcext:value-type="string">
            <text:p>Created At Time</text:p>
          </table:table-cell>
          <table:table-cell table:style-name="Default" office:value-type="string" calcext:value-type="string">
            <text:p>Created At Date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Last Booked At</text:p>
          </table:table-cell>
          <table:table-cell table:style-name="Default" office:value-type="string" calcext:value-type="string">
            <text:p>Last Booked At Date</text:p>
          </table:table-cell>
          <table:table-cell table:style-name="Default" office:value-type="string" calcext:value-type="string">
            <text:p>Last Booked At Time</text:p>
          </table:table-cell>
          <table:table-cell office:value-type="string" calcext:value-type="string">
            <text:p>Last Booked By</text:p>
          </table:table-cell>
          <table:table-cell office:value-type="string" calcext:value-type="string">
            <text:p>Item 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vailability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Availability ID</text:p>
          </table:table-cell>
          <table:table-cell office:value-type="string" calcext:value-type="string">
            <text:p>Availability Day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rivate Headline</text:p>
          </table:table-cell>
          <table:table-cell office:value-type="string" calcext:value-type="string">
            <text:p>Contact Language</text:p>
          </table:table-cell>
          <table:table-cell office:value-type="string" calcext:value-type="string">
            <text:p>Subscribed to text messages?</text:p>
          </table:table-cell>
          <table:table-cell office:value-type="string" calcext:value-type="string">
            <text:p>Subscribed to Email?</text:p>
          </table:table-cell>
          <table:table-cell office:value-type="string" calcext:value-type="string">
            <text:p># of Pax</text:p>
          </table:table-cell>
          <table:table-cell office:value-type="string" calcext:value-type="string">
            <text:p>Online Booking Reference</text:p>
          </table:table-cell>
          <table:table-cell office:value-type="string" calcext:value-type="string">
            <text:p>Pickup Time</text:p>
          </table:table-cell>
        </table:table-row>
        <table:table-row table:style-name="ro1">
          <table:table-cell office:value-type="string" calcext:value-type="string">
            <text:p>#672516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17 @ 08:18pm</text:p>
          </table:table-cell>
          <table:table-cell office:value-type="string" calcext:value-type="string">
            <text:p>08:18pm</text:p>
          </table:table-cell>
          <table:table-cell office:value-type="string" calcext:value-type="string">
            <text:p>2020-12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18 @ 08:42am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08:42am</text:p>
          </table:table-cell>
          <table:table-cell office:value-type="string" calcext:value-type="string">
            <text:p>Jami Turm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0-12-1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#5319507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1526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16 @ 08:50am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16 @ 08:50am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0-12-1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#5319507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2516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17 @ 08:18pm</text:p>
          </table:table-cell>
          <table:table-cell office:value-type="string" calcext:value-type="string">
            <text:p>08:18pm</text:p>
          </table:table-cell>
          <table:table-cell office:value-type="string" calcext:value-type="string">
            <text:p>2020-12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18 @ 08:43am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08:43am</text:p>
          </table:table-cell>
          <table:table-cell office:value-type="string" calcext:value-type="string">
            <text:p>Jami Turman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0-12-1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#53230550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152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16 @ 08:50am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16 @ 08:50am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9</text:p>
          </table:table-cell>
          <table:table-cell office:value-type="string" calcext:value-type="string">
            <text:p>Giro Ski Helmet Add-On</text:p>
          </table:table-cell>
          <table:table-cell office:value-type="string" calcext:value-type="string">
            <text:p>2020-12-1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#53231057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3545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16 @ 08:50am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19 @ 05:45pm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05:45pm</text:p>
          </table:table-cell>
          <table:table-cell office:value-type="string" calcext:value-type="string">
            <text:p>Jami Turman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0-1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#53230551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6350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23 @ 08:33am</text:p>
          </table:table-cell>
          <table:table-cell office:value-type="string" calcext:value-type="string">
            <text:p>08:33am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24 @ 05:37pm</text:p>
          </table:table-cell>
          <table:table-cell office:value-type="string" calcext:value-type="string">
            <text:p>2020-12-24</text:p>
          </table:table-cell>
          <table:table-cell office:value-type="string" calcext:value-type="string">
            <text:p>05:37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0-1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26</text:p>
          </table:table-cell>
          <table:table-cell office:value-type="string" calcext:value-type="string">
            <text:p>#53177432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6352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23 @ 08:33am</text:p>
          </table:table-cell>
          <table:table-cell office:value-type="string" calcext:value-type="string">
            <text:p>08:33am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24 @ 05:40pm</text:p>
          </table:table-cell>
          <table:table-cell office:value-type="string" calcext:value-type="string">
            <text:p>2020-12-24</text:p>
          </table:table-cell>
          <table:table-cell office:value-type="string" calcext:value-type="string">
            <text:p>05:40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0-1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26</text:p>
          </table:table-cell>
          <table:table-cell office:value-type="string" calcext:value-type="string">
            <text:p>#53230551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007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30 @ 04:01pm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30 @ 04:53pm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04:53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0-12-3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#53198392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0402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30 @ 04:21pm</text:p>
          </table:table-cell>
          <table:table-cell office:value-type="string" calcext:value-type="string">
            <text:p>04:21pm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31 @ 09:35am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09:35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1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#5319508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0374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31 @ 08:50am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31 @ 08:50am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#5319737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9732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12-30 @ 07:57am</text:p>
          </table:table-cell>
          <table:table-cell office:value-type="string" calcext:value-type="string">
            <text:p>07:57am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0-12-30 @ 07:57am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07:5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1-0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#53177432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177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2 @ 02:27pm</text:p>
          </table:table-cell>
          <table:table-cell office:value-type="string" calcext:value-type="string">
            <text:p>02:27p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2 @ 02:27p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02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1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#53177433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1777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2 @ 02:27pm</text:p>
          </table:table-cell>
          <table:table-cell office:value-type="string" calcext:value-type="string">
            <text:p>02:27p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2 @ 02:27p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02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1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#5323022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394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6 @ 06:59am</text:p>
          </table:table-cell>
          <table:table-cell office:value-type="string" calcext:value-type="string">
            <text:p>06:59am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6 @ 06:59am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06:5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#531973749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4294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6 @ 03:07pm</text:p>
          </table:table-cell>
          <table:table-cell office:value-type="string" calcext:value-type="string">
            <text:p>03:07pm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8 @ 09:50am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09:50am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1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#53195097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4294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6 @ 03:07pm</text:p>
          </table:table-cell>
          <table:table-cell office:value-type="string" calcext:value-type="string">
            <text:p>03:07pm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8 @ 09:51am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#53197375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1520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2 @ 09:16am</text:p>
          </table:table-cell>
          <table:table-cell office:value-type="string" calcext:value-type="string">
            <text:p>09:16a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2 @ 09:16am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09:1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1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#53198397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328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08:32pm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08:32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1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#53195105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685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3 @ 06:38pm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3 @ 06:38p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#53197377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438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6 @ 09:38am</text:p>
          </table:table-cell>
          <table:table-cell office:value-type="string" calcext:value-type="string">
            <text:p>09:38am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6 @ 09:38am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09:3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#53197377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36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11:47pm</text:p>
          </table:table-cell>
          <table:table-cell office:value-type="string" calcext:value-type="string">
            <text:p>11:47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11:47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11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#53197377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33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09:06pm</text:p>
          </table:table-cell>
          <table:table-cell office:value-type="string" calcext:value-type="string">
            <text:p>09:0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09:0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09:0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#53197377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35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10:17pm</text:p>
          </table:table-cell>
          <table:table-cell office:value-type="string" calcext:value-type="string">
            <text:p>10:17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10:17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10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1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#53198399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7946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5 @ 07:24pm</text:p>
          </table:table-cell>
          <table:table-cell office:value-type="string" calcext:value-type="string">
            <text:p>07:24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5 @ 07:24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07:2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#53197377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949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7 @ 03:13pm</text:p>
          </table:table-cell>
          <table:table-cell office:value-type="string" calcext:value-type="string">
            <text:p>03:13p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7 @ 03:13p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03:1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#53197378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949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7 @ 03:13pm</text:p>
          </table:table-cell>
          <table:table-cell office:value-type="string" calcext:value-type="string">
            <text:p>03:13p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7 @ 03:13p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03:1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1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#53201001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0077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0 @ 08:57am</text:p>
          </table:table-cell>
          <table:table-cell office:value-type="string" calcext:value-type="string">
            <text:p>08:57a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0 @ 08:57a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08:5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1-2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#53177434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0077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0 @ 08:57am</text:p>
          </table:table-cell>
          <table:table-cell office:value-type="string" calcext:value-type="string">
            <text:p>08:57a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0 @ 08:57a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08:5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1-2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#5323055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6432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2 @ 08:32pm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2 @ 08:32pm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1-2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#53177434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892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5 @ 06:27pm</text:p>
          </table:table-cell>
          <table:table-cell office:value-type="string" calcext:value-type="string">
            <text:p>06:27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5 @ 06:27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06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1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#53177435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54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5 @ 03:24pm</text:p>
          </table:table-cell>
          <table:table-cell office:value-type="string" calcext:value-type="string">
            <text:p>03:24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7 @ 09:54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09:54am</text:p>
          </table:table-cell>
          <table:table-cell office:value-type="string" calcext:value-type="string">
            <text:p>Adventure Haus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1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#53195120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936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5 @ 08:18pm</text:p>
          </table:table-cell>
          <table:table-cell office:value-type="string" calcext:value-type="string">
            <text:p>08:18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5 @ 08:18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08:1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#53197380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843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7 @ 11:44am</text:p>
          </table:table-cell>
          <table:table-cell office:value-type="string" calcext:value-type="string">
            <text:p>11:44a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7 @ 11:44a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11:4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#53197380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936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5 @ 08:18pm</text:p>
          </table:table-cell>
          <table:table-cell office:value-type="string" calcext:value-type="string">
            <text:p>08:18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5 @ 08:18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08:1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1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#53199403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892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5 @ 06:27pm</text:p>
          </table:table-cell>
          <table:table-cell office:value-type="string" calcext:value-type="string">
            <text:p>06:27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5 @ 06:27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06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1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#53199403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348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6 @ 06:30pm</text:p>
          </table:table-cell>
          <table:table-cell office:value-type="string" calcext:value-type="string">
            <text:p>06:30pm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6 @ 06:30pm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06:3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1-2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#53195121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1685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3 @ 11:03am</text:p>
          </table:table-cell>
          <table:table-cell office:value-type="string" calcext:value-type="string">
            <text:p>11:03a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3 @ 11:03a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11:0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1-2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#53195121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731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5 @ 01:43pm</text:p>
          </table:table-cell>
          <table:table-cell office:value-type="string" calcext:value-type="string">
            <text:p>01:43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5 @ 01:43pm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01:4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#531973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403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4 @ 12:30pm</text:p>
          </table:table-cell>
          <table:table-cell office:value-type="string" calcext:value-type="string">
            <text:p>12:30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4 @ 05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05:14pm</text:p>
          </table:table-cell>
          <table:table-cell office:value-type="string" calcext:value-type="string">
            <text:p>Adventure Haus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#531973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24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4 @ 12:30pm</text:p>
          </table:table-cell>
          <table:table-cell office:value-type="string" calcext:value-type="string">
            <text:p>12:30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4 @ 12:30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12:3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#531973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1685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3 @ 11:03am</text:p>
          </table:table-cell>
          <table:table-cell office:value-type="string" calcext:value-type="string">
            <text:p>11:03a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3 @ 11:03a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11:0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2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#531973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84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7 @ 07:48pm</text:p>
          </table:table-cell>
          <table:table-cell office:value-type="string" calcext:value-type="string">
            <text:p>07:48p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7 @ 07:48p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07:4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1-3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#53177435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24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04:49pm</text:p>
          </table:table-cell>
          <table:table-cell office:value-type="string" calcext:value-type="string">
            <text:p>04:49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8 @ 04:49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04:4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1-3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#53197381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413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30 @ 07:20pm</text:p>
          </table:table-cell>
          <table:table-cell office:value-type="string" calcext:value-type="string">
            <text:p>07:20p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30 @ 07:20p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07:2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#53197381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297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05:31pm</text:p>
          </table:table-cell>
          <table:table-cell office:value-type="string" calcext:value-type="string">
            <text:p>05:31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05:31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05:3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#53195127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273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04:20pm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04:2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77436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87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10:00pm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2 @ 10:00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95128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075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12:14pm</text:p>
          </table:table-cell>
          <table:table-cell office:value-type="string" calcext:value-type="string">
            <text:p>12:14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8 @ 12:14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2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95128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6887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3 @ 08:21pm</text:p>
          </table:table-cell>
          <table:table-cell office:value-type="string" calcext:value-type="string">
            <text:p>08:21p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3 @ 08:21p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08:2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95128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326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06:55pm</text:p>
          </table:table-cell>
          <table:table-cell office:value-type="string" calcext:value-type="string">
            <text:p>06:55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06:55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06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97382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46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7 @ 06:59am</text:p>
          </table:table-cell>
          <table:table-cell office:value-type="string" calcext:value-type="string">
            <text:p>06:59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7 @ 06:59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06:5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97382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952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8 @ 05:32pm</text:p>
          </table:table-cell>
          <table:table-cell office:value-type="string" calcext:value-type="string">
            <text:p>05:32pm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8 @ 05:32pm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05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#53197382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748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9 @ 04:16pm</text:p>
          </table:table-cell>
          <table:table-cell office:value-type="string" calcext:value-type="string">
            <text:p>04:16p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9 @ 04:16p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04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77436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01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08:34am</text:p>
          </table:table-cell>
          <table:table-cell office:value-type="string" calcext:value-type="string">
            <text:p>08:34a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08:34a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08:3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512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874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10:15pm</text:p>
          </table:table-cell>
          <table:table-cell office:value-type="string" calcext:value-type="string">
            <text:p>10:15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11:34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11:34am</text:p>
          </table:table-cell>
          <table:table-cell office:value-type="string" calcext:value-type="string">
            <text:p>Jonathan Wagstaff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759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08:47pm</text:p>
          </table:table-cell>
          <table:table-cell office:value-type="string" calcext:value-type="string">
            <text:p>08:47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9:52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9:52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748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9 @ 04:16pm</text:p>
          </table:table-cell>
          <table:table-cell office:value-type="string" calcext:value-type="string">
            <text:p>04:16p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9 @ 04:16pm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04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7701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5 @ 12:45pm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5 @ 12:45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705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4 @ 11:10am</text:p>
          </table:table-cell>
          <table:table-cell office:value-type="string" calcext:value-type="string">
            <text:p>11:10am</text:p>
          </table:table-cell>
          <table:table-cell office:value-type="string" calcext:value-type="string">
            <text:p>2021-01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4 @ 11:10am</text:p>
          </table:table-cell>
          <table:table-cell office:value-type="string" calcext:value-type="string">
            <text:p>2021-01-14</text:p>
          </table:table-cell>
          <table:table-cell office:value-type="string" calcext:value-type="string">
            <text:p>11:1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6867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3 @ 07:11pm</text:p>
          </table:table-cell>
          <table:table-cell office:value-type="string" calcext:value-type="string">
            <text:p>07:11p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3 @ 07:11pm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07:1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6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2 @ 12:10pm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2 @ 12:10pm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738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305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05:58pm</text:p>
          </table:table-cell>
          <table:table-cell office:value-type="string" calcext:value-type="string">
            <text:p>05:58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05:58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05:5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8408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25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04:01pm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04:01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8408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7701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5 @ 12:45pm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5 @ 12:45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198408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7701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5 @ 12:45pm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5 @ 12:45pm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12:4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201003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09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12:17pm</text:p>
          </table:table-cell>
          <table:table-cell office:value-type="string" calcext:value-type="string">
            <text:p>12:17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12:17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12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230223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25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04:01pm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04:01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#53230555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23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04:32pm</text:p>
          </table:table-cell>
          <table:table-cell office:value-type="string" calcext:value-type="string">
            <text:p>04:32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8 @ 04:32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04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#53198408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019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10:27am</text:p>
          </table:table-cell>
          <table:table-cell office:value-type="string" calcext:value-type="string">
            <text:p>10:27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8 @ 10:27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0:2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#53195132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32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06:44pm</text:p>
          </table:table-cell>
          <table:table-cell office:value-type="string" calcext:value-type="string">
            <text:p>06:44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06:44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06:4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#531984089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843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4 @ 06:17pm</text:p>
          </table:table-cell>
          <table:table-cell office:value-type="string" calcext:value-type="string">
            <text:p>06:17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6:17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6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195133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135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12:00pm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12:0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19738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0676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1 @ 01:10pm</text:p>
          </table:table-cell>
          <table:table-cell office:value-type="string" calcext:value-type="string">
            <text:p>01:10p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1 @ 01:10p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01:1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19738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188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02:26pm</text:p>
          </table:table-cell>
          <table:table-cell office:value-type="string" calcext:value-type="string">
            <text:p>02:2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02:2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02:2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19738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135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12:00pm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12:0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198409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188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02:26pm</text:p>
          </table:table-cell>
          <table:table-cell office:value-type="string" calcext:value-type="string">
            <text:p>02:2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02:2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02:2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198409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135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12:00pm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12:00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12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201003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188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5 @ 02:26pm</text:p>
          </table:table-cell>
          <table:table-cell office:value-type="string" calcext:value-type="string">
            <text:p>02:2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5 @ 02:26pm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02:2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201003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0676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1 @ 01:10pm</text:p>
          </table:table-cell>
          <table:table-cell office:value-type="string" calcext:value-type="string">
            <text:p>01:10p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1 @ 01:10p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01:1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2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#5323022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297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5 @ 02:43pm</text:p>
          </table:table-cell>
          <table:table-cell office:value-type="string" calcext:value-type="string">
            <text:p>02:43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5 @ 02:43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02:4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#53197384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399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7 @ 04:36pm</text:p>
          </table:table-cell>
          <table:table-cell office:value-type="string" calcext:value-type="string">
            <text:p>04:36p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07 @ 04:36pm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04:3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#53198409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054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09:42am</text:p>
          </table:table-cell>
          <table:table-cell office:value-type="string" calcext:value-type="string">
            <text:p>09:42a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09:42a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09:4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#5317743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0845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9 @ 06:44pm</text:p>
          </table:table-cell>
          <table:table-cell office:value-type="string" calcext:value-type="string">
            <text:p>06:44p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9 @ 06:44p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06:4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#53195136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86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12:38pm</text:p>
          </table:table-cell>
          <table:table-cell office:value-type="string" calcext:value-type="string">
            <text:p>12:38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12:38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2:3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#53197384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439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2:07pm</text:p>
          </table:table-cell>
          <table:table-cell office:value-type="string" calcext:value-type="string">
            <text:p>12:07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7:32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7:32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#53197385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668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12:21pm</text:p>
          </table:table-cell>
          <table:table-cell office:value-type="string" calcext:value-type="string">
            <text:p>12:21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12:21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12:2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#53197385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482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5 @ 07:55pm</text:p>
          </table:table-cell>
          <table:table-cell office:value-type="string" calcext:value-type="string">
            <text:p>07:55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5 @ 07:55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07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#53197385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59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12:16pm</text:p>
          </table:table-cell>
          <table:table-cell office:value-type="string" calcext:value-type="string">
            <text:p>12:16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2 @ 12:16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12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#53197385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48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09:42am</text:p>
          </table:table-cell>
          <table:table-cell office:value-type="string" calcext:value-type="string">
            <text:p>09:42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09:42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09:4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#53198409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598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6:48am</text:p>
          </table:table-cell>
          <table:table-cell office:value-type="string" calcext:value-type="string">
            <text:p>06:48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6:48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6:4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5139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997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8:48am</text:p>
          </table:table-cell>
          <table:table-cell office:value-type="string" calcext:value-type="string">
            <text:p>08:48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8:48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8:4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7385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598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6:48am</text:p>
          </table:table-cell>
          <table:table-cell office:value-type="string" calcext:value-type="string">
            <text:p>06:48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6:48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6:4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7385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660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06:41am</text:p>
          </table:table-cell>
          <table:table-cell office:value-type="string" calcext:value-type="string">
            <text:p>06:41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6:41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6:4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7385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260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0:19am</text:p>
          </table:table-cell>
          <table:table-cell office:value-type="string" calcext:value-type="string">
            <text:p>10:19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10:19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0:1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7385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598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6:48am</text:p>
          </table:table-cell>
          <table:table-cell office:value-type="string" calcext:value-type="string">
            <text:p>06:48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6:48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6:4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8409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897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03:37pm</text:p>
          </table:table-cell>
          <table:table-cell office:value-type="string" calcext:value-type="string">
            <text:p>03:37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03:37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03:3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8409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260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0:19am</text:p>
          </table:table-cell>
          <table:table-cell office:value-type="string" calcext:value-type="string">
            <text:p>10:19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10:19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0:1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199404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217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08:27pm</text:p>
          </table:table-cell>
          <table:table-cell office:value-type="string" calcext:value-type="string">
            <text:p>08:27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08:27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08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230556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66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06:41am</text:p>
          </table:table-cell>
          <table:table-cell office:value-type="string" calcext:value-type="string">
            <text:p>06:41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6:41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6:4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#53230556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386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1:43pm</text:p>
          </table:table-cell>
          <table:table-cell office:value-type="string" calcext:value-type="string">
            <text:p>01:4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1:4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1:4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1973859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812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7:34pm</text:p>
          </table:table-cell>
          <table:table-cell office:value-type="string" calcext:value-type="string">
            <text:p>07:34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7:34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7:3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1984096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503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3:14pm</text:p>
          </table:table-cell>
          <table:table-cell office:value-type="string" calcext:value-type="string">
            <text:p>03:14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3:14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3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1984096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0146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08:48pm</text:p>
          </table:table-cell>
          <table:table-cell office:value-type="string" calcext:value-type="string">
            <text:p>08:48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8:48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8:4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19940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09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5:27pm</text:p>
          </table:table-cell>
          <table:table-cell office:value-type="string" calcext:value-type="string">
            <text:p>05:27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5:27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5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19940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38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1:43pm</text:p>
          </table:table-cell>
          <table:table-cell office:value-type="string" calcext:value-type="string">
            <text:p>01:4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1:4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1:4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201004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0147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08:53pm</text:p>
          </table:table-cell>
          <table:table-cell office:value-type="string" calcext:value-type="string">
            <text:p>08:53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8:53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8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230224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09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5:27pm</text:p>
          </table:table-cell>
          <table:table-cell office:value-type="string" calcext:value-type="string">
            <text:p>05:27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5:27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5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2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#53230224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237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11:40am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08:3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8:30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5141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812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02:19pm</text:p>
          </table:table-cell>
          <table:table-cell office:value-type="string" calcext:value-type="string">
            <text:p>02:19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02:19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02:1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7386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802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02:11pm</text:p>
          </table:table-cell>
          <table:table-cell office:value-type="string" calcext:value-type="string">
            <text:p>02:11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02:11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02:1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7386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84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0:06pm</text:p>
          </table:table-cell>
          <table:table-cell office:value-type="string" calcext:value-type="string">
            <text:p>10:06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10:06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0:0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7386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773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08:33pm</text:p>
          </table:table-cell>
          <table:table-cell office:value-type="string" calcext:value-type="string">
            <text:p>08:33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4:03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4:03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7386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555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10:44am</text:p>
          </table:table-cell>
          <table:table-cell office:value-type="string" calcext:value-type="string">
            <text:p>10:44a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2 @ 10:44a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10:4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7386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812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02:19pm</text:p>
          </table:table-cell>
          <table:table-cell office:value-type="string" calcext:value-type="string">
            <text:p>02:19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02:19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02:1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8409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053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10:56am</text:p>
          </table:table-cell>
          <table:table-cell office:value-type="string" calcext:value-type="string">
            <text:p>10:56a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10:56a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10:5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8409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660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10:44am</text:p>
          </table:table-cell>
          <table:table-cell office:value-type="string" calcext:value-type="string">
            <text:p>10:44a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1:29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1:29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199404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54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9 @ 09:00pm</text:p>
          </table:table-cell>
          <table:table-cell office:value-type="string" calcext:value-type="string">
            <text:p>09:00p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3:52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3:52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201004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550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9 @ 09:00pm</text:p>
          </table:table-cell>
          <table:table-cell office:value-type="string" calcext:value-type="string">
            <text:p>09:00p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3:54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3:54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230556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77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08:33pm</text:p>
          </table:table-cell>
          <table:table-cell office:value-type="string" calcext:value-type="string">
            <text:p>08:33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4:01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1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#53230556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759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9:57am</text:p>
          </table:table-cell>
          <table:table-cell office:value-type="string" calcext:value-type="string">
            <text:p>09:57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9:57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9:5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#53195142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520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8:50pm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8:50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#53198409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1583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11:08am</text:p>
          </table:table-cell>
          <table:table-cell office:value-type="string" calcext:value-type="string">
            <text:p>11:08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11:08a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11:0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#53199404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7552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08:51pm</text:p>
          </table:table-cell>
          <table:table-cell office:value-type="string" calcext:value-type="string">
            <text:p>08:51p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08:51p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08:5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1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#53230556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268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9:27pm</text:p>
          </table:table-cell>
          <table:table-cell office:value-type="string" calcext:value-type="string">
            <text:p>09:27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09:27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09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77437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684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4 @ 02:00pm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2:0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95144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56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0:46am</text:p>
          </table:table-cell>
          <table:table-cell office:value-type="string" calcext:value-type="string">
            <text:p>10:4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0:4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0:4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97386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011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07:37pm</text:p>
          </table:table-cell>
          <table:table-cell office:value-type="string" calcext:value-type="string">
            <text:p>07:37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7:37p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7:3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97386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684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4 @ 02:00pm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2:0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97386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69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0:57am</text:p>
          </table:table-cell>
          <table:table-cell office:value-type="string" calcext:value-type="string">
            <text:p>10:57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0:57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0:5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98409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684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4 @ 02:00pm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2:0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199405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69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0:57am</text:p>
          </table:table-cell>
          <table:table-cell office:value-type="string" calcext:value-type="string">
            <text:p>10:57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0:57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0:5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1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#53201004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740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06:38pm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06:38p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#53195145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50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5 @ 09:16pm</text:p>
          </table:table-cell>
          <table:table-cell office:value-type="string" calcext:value-type="string">
            <text:p>09:16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5 @ 09:16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09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#5319841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103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3:34pm</text:p>
          </table:table-cell>
          <table:table-cell office:value-type="string" calcext:value-type="string">
            <text:p>03:34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7 @ 02:50p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02:50pm</text:p>
          </table:table-cell>
          <table:table-cell office:value-type="string" calcext:value-type="string">
            <text:p>Jonathan Wagstaff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#53177437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148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6 @ 09:16pm</text:p>
          </table:table-cell>
          <table:table-cell office:value-type="string" calcext:value-type="string">
            <text:p>09:16p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7 @ 04:16p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04:16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#53195146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5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0:46am</text:p>
          </table:table-cell>
          <table:table-cell office:value-type="string" calcext:value-type="string">
            <text:p>10:4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0:4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0:4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#53195146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617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12:48pm</text:p>
          </table:table-cell>
          <table:table-cell office:value-type="string" calcext:value-type="string">
            <text:p>12:48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2 @ 12:48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12:4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#53195146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245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7 @ 08:12pm</text:p>
          </table:table-cell>
          <table:table-cell office:value-type="string" calcext:value-type="string">
            <text:p>08:12p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7 @ 08:12p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08:1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#53197387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601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6 @ 09:16am</text:p>
          </table:table-cell>
          <table:table-cell office:value-type="string" calcext:value-type="string">
            <text:p>09:16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6 @ 09:16a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09:1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1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#53198410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890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6:45am</text:p>
          </table:table-cell>
          <table:table-cell office:value-type="string" calcext:value-type="string">
            <text:p>06:45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6:45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6:4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774377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888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6:43am</text:p>
          </table:table-cell>
          <table:table-cell office:value-type="string" calcext:value-type="string">
            <text:p>06:43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6:43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6:4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774377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09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30 @ 11:01am</text:p>
          </table:table-cell>
          <table:table-cell office:value-type="string" calcext:value-type="string">
            <text:p>11:01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30 @ 11:01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11:0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774377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093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30 @ 11:01am</text:p>
          </table:table-cell>
          <table:table-cell office:value-type="string" calcext:value-type="string">
            <text:p>11:01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30 @ 11:01a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11:0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95147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263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07:00am</text:p>
          </table:table-cell>
          <table:table-cell office:value-type="string" calcext:value-type="string">
            <text:p>07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07:0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07:0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97387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509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8:39pm</text:p>
          </table:table-cell>
          <table:table-cell office:value-type="string" calcext:value-type="string">
            <text:p>08:39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8:39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8:3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97387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839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11:05am</text:p>
          </table:table-cell>
          <table:table-cell office:value-type="string" calcext:value-type="string">
            <text:p>11:05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11:05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11:0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97387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9468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6 @ 09:16pm</text:p>
          </table:table-cell>
          <table:table-cell office:value-type="string" calcext:value-type="string">
            <text:p>09:16p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6 @ 09:16p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09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#53198410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038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03:49pm</text:p>
          </table:table-cell>
          <table:table-cell office:value-type="string" calcext:value-type="string">
            <text:p>03:49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12:35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#531774378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527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5 @ 11:36pm</text:p>
          </table:table-cell>
          <table:table-cell office:value-type="string" calcext:value-type="string">
            <text:p>11:36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5 @ 11:36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11:3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#53197388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259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04:19pm</text:p>
          </table:table-cell>
          <table:table-cell office:value-type="string" calcext:value-type="string">
            <text:p>04:19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04:19p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04:1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#53197388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28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1 @ 10:56am</text:p>
          </table:table-cell>
          <table:table-cell office:value-type="string" calcext:value-type="string">
            <text:p>10:56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10:56a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0:5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#53177437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71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7:18pm</text:p>
          </table:table-cell>
          <table:table-cell office:value-type="string" calcext:value-type="string">
            <text:p>07:18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8 @ 07:18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07:1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#53177437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71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7:15pm</text:p>
          </table:table-cell>
          <table:table-cell office:value-type="string" calcext:value-type="string">
            <text:p>07:15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8 @ 07:15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07:1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#53177437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084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1:48pm</text:p>
          </table:table-cell>
          <table:table-cell office:value-type="string" calcext:value-type="string">
            <text:p>01:48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01:48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01:4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#5319515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060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1:09pm</text:p>
          </table:table-cell>
          <table:table-cell office:value-type="string" calcext:value-type="string">
            <text:p>01:09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01:09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01:0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#53197388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334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09:21am</text:p>
          </table:table-cell>
          <table:table-cell office:value-type="string" calcext:value-type="string">
            <text:p>09:21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12:10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#5319515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793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9:46am</text:p>
          </table:table-cell>
          <table:table-cell office:value-type="string" calcext:value-type="string">
            <text:p>09:46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09:46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09:4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#53197388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793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9:46am</text:p>
          </table:table-cell>
          <table:table-cell office:value-type="string" calcext:value-type="string">
            <text:p>09:46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09:46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09:4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#5319841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335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09:21am</text:p>
          </table:table-cell>
          <table:table-cell office:value-type="string" calcext:value-type="string">
            <text:p>09:21a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12:11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2:11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2-2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#53230225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002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11:40am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11:40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#5319515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81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7 @ 06:16pm</text:p>
          </table:table-cell>
          <table:table-cell office:value-type="string" calcext:value-type="string">
            <text:p>06:16p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7 @ 06:16p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06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#5319515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1990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0 @ 05:16pm</text:p>
          </table:table-cell>
          <table:table-cell office:value-type="string" calcext:value-type="string">
            <text:p>05:16p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0 @ 05:16p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05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#53197389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1563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0 @ 08:13am</text:p>
          </table:table-cell>
          <table:table-cell office:value-type="string" calcext:value-type="string">
            <text:p>08:13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0 @ 08:13am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08:1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#53197389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26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7 @ 09:40pm</text:p>
          </table:table-cell>
          <table:table-cell office:value-type="string" calcext:value-type="string">
            <text:p>09:40p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7 @ 09:40p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09:4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#53195153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86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8:13pm</text:p>
          </table:table-cell>
          <table:table-cell office:value-type="string" calcext:value-type="string">
            <text:p>08:13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8:13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8:1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#53197389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855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7:57pm</text:p>
          </table:table-cell>
          <table:table-cell office:value-type="string" calcext:value-type="string">
            <text:p>07:57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7:57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7:5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#53197389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74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3:46pm</text:p>
          </table:table-cell>
          <table:table-cell office:value-type="string" calcext:value-type="string">
            <text:p>03:46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3:46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3:4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#53197389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238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08:19pm</text:p>
          </table:table-cell>
          <table:table-cell office:value-type="string" calcext:value-type="string">
            <text:p>08:19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08:19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08:1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#53197389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283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12:56am</text:p>
          </table:table-cell>
          <table:table-cell office:value-type="string" calcext:value-type="string">
            <text:p>12:56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12:56a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12:5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#53198410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473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6:38pm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6:38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77438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392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3:57pm</text:p>
          </table:table-cell>
          <table:table-cell office:value-type="string" calcext:value-type="string">
            <text:p>03:57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3:57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3:5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77438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041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8:30am</text:p>
          </table:table-cell>
          <table:table-cell office:value-type="string" calcext:value-type="string">
            <text:p>08:3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8:30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8:3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77438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727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3:23pm</text:p>
          </table:table-cell>
          <table:table-cell office:value-type="string" calcext:value-type="string">
            <text:p>03:23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3:23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3:2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77438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326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2:14pm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2:14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5154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83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1:06am</text:p>
          </table:table-cell>
          <table:table-cell office:value-type="string" calcext:value-type="string">
            <text:p>11:0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1:0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1:0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5154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473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6:38pm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6:38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6:3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467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6:24pm</text:p>
          </table:table-cell>
          <table:table-cell office:value-type="string" calcext:value-type="string">
            <text:p>06:24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6:24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6:2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412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4:29pm</text:p>
          </table:table-cell>
          <table:table-cell office:value-type="string" calcext:value-type="string">
            <text:p>04:29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4:29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4:2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733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3:32pm</text:p>
          </table:table-cell>
          <table:table-cell office:value-type="string" calcext:value-type="string">
            <text:p>03:32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3:32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3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655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5:04pm</text:p>
          </table:table-cell>
          <table:table-cell office:value-type="string" calcext:value-type="string">
            <text:p>05:04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8 @ 05:04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05:0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591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4:29pm</text:p>
          </table:table-cell>
          <table:table-cell office:value-type="string" calcext:value-type="string">
            <text:p>04:29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4:29p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4:2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071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9:52am</text:p>
          </table:table-cell>
          <table:table-cell office:value-type="string" calcext:value-type="string">
            <text:p>09:52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9:52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9:5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36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10:17pm</text:p>
          </table:table-cell>
          <table:table-cell office:value-type="string" calcext:value-type="string">
            <text:p>10:17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8 @ 10:17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0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738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83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1:06am</text:p>
          </table:table-cell>
          <table:table-cell office:value-type="string" calcext:value-type="string">
            <text:p>11:0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1:0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1:0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841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4071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2 @ 09:52am</text:p>
          </table:table-cell>
          <table:table-cell office:value-type="string" calcext:value-type="string">
            <text:p>09:52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2 @ 09:52am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09:5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841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8650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7 @ 08:02am</text:p>
          </table:table-cell>
          <table:table-cell office:value-type="string" calcext:value-type="string">
            <text:p>08:02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7 @ 08:02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08:0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841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865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7 @ 08:02am</text:p>
          </table:table-cell>
          <table:table-cell office:value-type="string" calcext:value-type="string">
            <text:p>08:02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7 @ 08:02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08:0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19841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4361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8 @ 10:17pm</text:p>
          </table:table-cell>
          <table:table-cell office:value-type="string" calcext:value-type="string">
            <text:p>10:17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8 @ 10:17pm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10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201005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847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10:08am</text:p>
          </table:table-cell>
          <table:table-cell office:value-type="string" calcext:value-type="string">
            <text:p>10:08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10:08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0:0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23055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655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5:04pm</text:p>
          </table:table-cell>
          <table:table-cell office:value-type="string" calcext:value-type="string">
            <text:p>05:04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8 @ 05:04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05:0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2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#5323055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88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1:06am</text:p>
          </table:table-cell>
          <table:table-cell office:value-type="string" calcext:value-type="string">
            <text:p>11:0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1:06a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1:0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#53195155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479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1 @ 03:34pm</text:p>
          </table:table-cell>
          <table:table-cell office:value-type="string" calcext:value-type="string">
            <text:p>03:34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03:34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03:3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#53197390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782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01:55pm</text:p>
          </table:table-cell>
          <table:table-cell office:value-type="string" calcext:value-type="string">
            <text:p>01:55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01:55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01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#53197390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9113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6 @ 04:04pm</text:p>
          </table:table-cell>
          <table:table-cell office:value-type="string" calcext:value-type="string">
            <text:p>04:04p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6 @ 04:04pm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04:0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#531984109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24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08:50pm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08:5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5157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86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8:32pm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8:32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7390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183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05:55pm</text:p>
          </table:table-cell>
          <table:table-cell office:value-type="string" calcext:value-type="string">
            <text:p>05:55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05:55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05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7390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818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04:57pm</text:p>
          </table:table-cell>
          <table:table-cell office:value-type="string" calcext:value-type="string">
            <text:p>04:57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04:57p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04:5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7390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999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4 @ 12:38pm</text:p>
          </table:table-cell>
          <table:table-cell office:value-type="string" calcext:value-type="string">
            <text:p>12:38p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4 @ 12:38pm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2:3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7390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499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5 @ 08:54pm</text:p>
          </table:table-cell>
          <table:table-cell office:value-type="string" calcext:value-type="string">
            <text:p>08:54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5 @ 08:54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08:5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7390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267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5 @ 02:08pm</text:p>
          </table:table-cell>
          <table:table-cell office:value-type="string" calcext:value-type="string">
            <text:p>02:08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5 @ 02:08pm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02:0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7390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60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6 @ 08:12am</text:p>
          </table:table-cell>
          <table:table-cell office:value-type="string" calcext:value-type="string">
            <text:p>08:12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11:38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1:38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8411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867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3 @ 08:32pm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3 @ 08:32pm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08:3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84110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244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08:50pm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08:5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199406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244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08:50pm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08:50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8:5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2-2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#53230558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710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1:26pm</text:p>
          </table:table-cell>
          <table:table-cell office:value-type="string" calcext:value-type="string">
            <text:p>01:26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01:26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1:2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77438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774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9:01pm</text:p>
          </table:table-cell>
          <table:table-cell office:value-type="string" calcext:value-type="string">
            <text:p>09:01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9:01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9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5158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69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8 @ 04:23am</text:p>
          </table:table-cell>
          <table:table-cell office:value-type="string" calcext:value-type="string">
            <text:p>04:23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2 @ 04:50p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670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4:52pm</text:p>
          </table:table-cell>
          <table:table-cell office:value-type="string" calcext:value-type="string">
            <text:p>04:52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4:52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4:5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409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11:59am</text:p>
          </table:table-cell>
          <table:table-cell office:value-type="string" calcext:value-type="string">
            <text:p>11:59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11:59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11:5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584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1 @ 06:14pm</text:p>
          </table:table-cell>
          <table:table-cell office:value-type="string" calcext:value-type="string">
            <text:p>06:14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06:14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06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8727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6 @ 10:52am</text:p>
          </table:table-cell>
          <table:table-cell office:value-type="string" calcext:value-type="string">
            <text:p>10:52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6 @ 10:52am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10:5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469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4 @ 08:09am</text:p>
          </table:table-cell>
          <table:table-cell office:value-type="string" calcext:value-type="string">
            <text:p>08:09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8:09a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8:0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624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2 @ 01:01pm</text:p>
          </table:table-cell>
          <table:table-cell office:value-type="string" calcext:value-type="string">
            <text:p>01:01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2 @ 01:01pm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01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739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732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4 @ 03:05pm</text:p>
          </table:table-cell>
          <table:table-cell office:value-type="string" calcext:value-type="string">
            <text:p>03:05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3:05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3:0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#53198411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81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8 @ 02:01am</text:p>
          </table:table-cell>
          <table:table-cell office:value-type="string" calcext:value-type="string">
            <text:p>02:01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8 @ 02:01a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02:0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3</text:p>
          </table:table-cell>
          <table:table-cell office:value-type="string" calcext:value-type="string">
            <text:p>#53197390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238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8 @ 02:20pm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8 @ 02:20pm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3</text:p>
          </table:table-cell>
          <table:table-cell office:value-type="string" calcext:value-type="string">
            <text:p>#53198411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0290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9 @ 08:23am</text:p>
          </table:table-cell>
          <table:table-cell office:value-type="string" calcext:value-type="string">
            <text:p>08:23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9 @ 08:23a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08:2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0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#53195160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207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8:40am</text:p>
          </table:table-cell>
          <table:table-cell office:value-type="string" calcext:value-type="string">
            <text:p>08:4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8:4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8:4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5161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799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2 @ 07:36pm</text:p>
          </table:table-cell>
          <table:table-cell office:value-type="string" calcext:value-type="string">
            <text:p>07:36p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2 @ 07:36p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07:3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739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207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8:40am</text:p>
          </table:table-cell>
          <table:table-cell office:value-type="string" calcext:value-type="string">
            <text:p>08:4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8:4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8:4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739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066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9:05am</text:p>
          </table:table-cell>
          <table:table-cell office:value-type="string" calcext:value-type="string">
            <text:p>09:05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9:05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9:0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739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039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8:25am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8:25a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739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588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1 @ 06:23pm</text:p>
          </table:table-cell>
          <table:table-cell office:value-type="string" calcext:value-type="string">
            <text:p>06:23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06:23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06:2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739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655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9:51am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9:51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8411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65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9:51am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9:51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9406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20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8:40am</text:p>
          </table:table-cell>
          <table:table-cell office:value-type="string" calcext:value-type="string">
            <text:p>08:4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8:40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8:4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199406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65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9:51am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9:51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9:5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201006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282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1:22pm</text:p>
          </table:table-cell>
          <table:table-cell office:value-type="string" calcext:value-type="string">
            <text:p>01:22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1:22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1:2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3-0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#53230558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622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1 @ 07:45pm</text:p>
          </table:table-cell>
          <table:table-cell office:value-type="string" calcext:value-type="string">
            <text:p>07:45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07:45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07:4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#53177439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39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9 @ 04:04pm</text:p>
          </table:table-cell>
          <table:table-cell office:value-type="string" calcext:value-type="string">
            <text:p>04:04p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6:52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6:52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#5319516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393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9 @ 04:04pm</text:p>
          </table:table-cell>
          <table:table-cell office:value-type="string" calcext:value-type="string">
            <text:p>04:04pm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6:48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6:48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#5319739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32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30 @ 04:27pm</text:p>
          </table:table-cell>
          <table:table-cell office:value-type="string" calcext:value-type="string">
            <text:p>04:27p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30 @ 04:27p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04:2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#5319739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328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30 @ 04:33pm</text:p>
          </table:table-cell>
          <table:table-cell office:value-type="string" calcext:value-type="string">
            <text:p>04:33p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30 @ 04:33pm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04:3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#53198411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622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1 @ 07:45pm</text:p>
          </table:table-cell>
          <table:table-cell office:value-type="string" calcext:value-type="string">
            <text:p>07:45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1 @ 07:45pm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07:4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3-05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#5323022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799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2:55pm</text:p>
          </table:table-cell>
          <table:table-cell office:value-type="string" calcext:value-type="string">
            <text:p>02:55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02:55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2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#53177439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9906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4 @ 12:08pm</text:p>
          </table:table-cell>
          <table:table-cell office:value-type="string" calcext:value-type="string">
            <text:p>12:08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4 @ 12:08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12:0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#53195164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480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4 @ 06:55pm</text:p>
          </table:table-cell>
          <table:table-cell office:value-type="string" calcext:value-type="string">
            <text:p>06:55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4 @ 06:55pm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06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#53197392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14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4 @ 04:53pm</text:p>
          </table:table-cell>
          <table:table-cell office:value-type="string" calcext:value-type="string">
            <text:p>04:53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4 @ 04:53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04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#53198411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553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7 @ 10:14am</text:p>
          </table:table-cell>
          <table:table-cell office:value-type="string" calcext:value-type="string">
            <text:p>10:14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7 @ 10:14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10:1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#53198411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55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7 @ 10:14am</text:p>
          </table:table-cell>
          <table:table-cell office:value-type="string" calcext:value-type="string">
            <text:p>10:14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7 @ 10:14am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10:1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06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#53201006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255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4:53pm</text:p>
          </table:table-cell>
          <table:table-cell office:value-type="string" calcext:value-type="string">
            <text:p>04:53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4:53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4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7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#53197392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834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11:01am</text:p>
          </table:table-cell>
          <table:table-cell office:value-type="string" calcext:value-type="string">
            <text:p>11:01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11:01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1:0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8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#53198411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35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5:53pm</text:p>
          </table:table-cell>
          <table:table-cell office:value-type="string" calcext:value-type="string">
            <text:p>05:53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5:53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5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77439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345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5:47pm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5:4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77439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655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9:12am</text:p>
          </table:table-cell>
          <table:table-cell office:value-type="string" calcext:value-type="string">
            <text:p>09:12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9:12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9:1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77439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29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4 @ 02:14pm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4 @ 02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95167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928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6 @ 11:02am</text:p>
          </table:table-cell>
          <table:table-cell office:value-type="string" calcext:value-type="string">
            <text:p>11:02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6 @ 11:02a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11:0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97393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532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8:13pm</text:p>
          </table:table-cell>
          <table:table-cell office:value-type="string" calcext:value-type="string">
            <text:p>08:13p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10:5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10:57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97393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295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4 @ 02:14pm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4 @ 02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97393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655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9:12am</text:p>
          </table:table-cell>
          <table:table-cell office:value-type="string" calcext:value-type="string">
            <text:p>09:12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9:12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9:1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198411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080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12:31pm</text:p>
          </table:table-cell>
          <table:table-cell office:value-type="string" calcext:value-type="string">
            <text:p>12:31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12:31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12:3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3-09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#53230226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549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10:47am</text:p>
          </table:table-cell>
          <table:table-cell office:value-type="string" calcext:value-type="string">
            <text:p>10:47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10:47a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10:4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5168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584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11:40am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11:40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1:4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575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11:35am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11:35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493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10:41am</text:p>
          </table:table-cell>
          <table:table-cell office:value-type="string" calcext:value-type="string">
            <text:p>10:41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10:41a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10:4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220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4:21pm</text:p>
          </table:table-cell>
          <table:table-cell office:value-type="string" calcext:value-type="string">
            <text:p>04:21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4:21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4:2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209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4:12pm</text:p>
          </table:table-cell>
          <table:table-cell office:value-type="string" calcext:value-type="string">
            <text:p>04:12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4:12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4:1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20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4:08pm</text:p>
          </table:table-cell>
          <table:table-cell office:value-type="string" calcext:value-type="string">
            <text:p>04:08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4:08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4:0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198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4:04pm</text:p>
          </table:table-cell>
          <table:table-cell office:value-type="string" calcext:value-type="string">
            <text:p>04:04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4:04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4:0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55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7:35pm</text:p>
          </table:table-cell>
          <table:table-cell office:value-type="string" calcext:value-type="string">
            <text:p>07:35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7:35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7:3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54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7:31pm</text:p>
          </table:table-cell>
          <table:table-cell office:value-type="string" calcext:value-type="string">
            <text:p>07:31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7:31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7:3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51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7:18pm</text:p>
          </table:table-cell>
          <table:table-cell office:value-type="string" calcext:value-type="string">
            <text:p>07:18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7:18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7:1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55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7:13pm</text:p>
          </table:table-cell>
          <table:table-cell office:value-type="string" calcext:value-type="string">
            <text:p>07:1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7:1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7:1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42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2:43pm</text:p>
          </table:table-cell>
          <table:table-cell office:value-type="string" calcext:value-type="string">
            <text:p>02:4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2:43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2:4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42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2:41pm</text:p>
          </table:table-cell>
          <table:table-cell office:value-type="string" calcext:value-type="string">
            <text:p>02:41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2:41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2:4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186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07:41am</text:p>
          </table:table-cell>
          <table:table-cell office:value-type="string" calcext:value-type="string">
            <text:p>07:41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07:41a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7:4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739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3196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4:01pm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4:01p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4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0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#53199407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295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4 @ 02:14pm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4 @ 02:14pm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02:1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#53195169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72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08:46am</text:p>
          </table:table-cell>
          <table:table-cell office:value-type="string" calcext:value-type="string">
            <text:p>08:46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08:46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08:4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#53197393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724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7:05am</text:p>
          </table:table-cell>
          <table:table-cell office:value-type="string" calcext:value-type="string">
            <text:p>07:05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7:05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7:0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1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#53199407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755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9:11am</text:p>
          </table:table-cell>
          <table:table-cell office:value-type="string" calcext:value-type="string">
            <text:p>09:11a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9:11a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9:11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7743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660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9:17am</text:p>
          </table:table-cell>
          <table:table-cell office:value-type="string" calcext:value-type="string">
            <text:p>09:17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9:17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9:1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7743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6369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4:17pm</text:p>
          </table:table-cell>
          <table:table-cell office:value-type="string" calcext:value-type="string">
            <text:p>04:17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4:17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4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432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7:37pm</text:p>
          </table:table-cell>
          <table:table-cell office:value-type="string" calcext:value-type="string">
            <text:p>07:3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7:3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7:3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596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8:12am</text:p>
          </table:table-cell>
          <table:table-cell office:value-type="string" calcext:value-type="string">
            <text:p>08:12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8:12a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8:1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712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10:23am</text:p>
          </table:table-cell>
          <table:table-cell office:value-type="string" calcext:value-type="string">
            <text:p>10:23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10:57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0:57am</text:p>
          </table:table-cell>
          <table:table-cell office:value-type="string" calcext:value-type="string">
            <text:p>Jonathan Wagstaff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479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1:04pm</text:p>
          </table:table-cell>
          <table:table-cell office:value-type="string" calcext:value-type="string">
            <text:p>01:04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1:04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1:0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73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1:53pm</text:p>
          </table:table-cell>
          <table:table-cell office:value-type="string" calcext:value-type="string">
            <text:p>01:53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2021-02-26 @ 01:53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1:53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bscrib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780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10:06am</text:p>
          </table:table-cell>
          <table:table-cell office:value-type="string" calcext:value-type="string">
            <text:p>10:06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10:06a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0:0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517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28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10:05am</text:p>
          </table:table-cell>
          <table:table-cell office:value-type="string" calcext:value-type="string">
            <text:p>10:05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10:05a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10:0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7394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707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1 @ 09:07am</text:p>
          </table:table-cell>
          <table:table-cell office:value-type="string" calcext:value-type="string">
            <text:p>09:07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1 @ 09:07am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09:0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7394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16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12:39pm</text:p>
          </table:table-cell>
          <table:table-cell office:value-type="string" calcext:value-type="string">
            <text:p>12:39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12:39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12:3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7394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16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1 @ 12:35pm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1 @ 12:35p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7394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749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08:32am</text:p>
          </table:table-cell>
          <table:table-cell office:value-type="string" calcext:value-type="string">
            <text:p>08:32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08:32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08:32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8412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19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2:55pm</text:p>
          </table:table-cell>
          <table:table-cell office:value-type="string" calcext:value-type="string">
            <text:p>02:55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2:55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2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8412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904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2:28pm</text:p>
          </table:table-cell>
          <table:table-cell office:value-type="string" calcext:value-type="string">
            <text:p>02:28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2:28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2:2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8412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787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12:19pm</text:p>
          </table:table-cell>
          <table:table-cell office:value-type="string" calcext:value-type="string">
            <text:p>12:19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12:19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2:1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8412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820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8 @ 11:28am</text:p>
          </table:table-cell>
          <table:table-cell office:value-type="string" calcext:value-type="string">
            <text:p>11:28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8 @ 11:28am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11:2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8412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1432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5 @ 07:37pm</text:p>
          </table:table-cell>
          <table:table-cell office:value-type="string" calcext:value-type="string">
            <text:p>07:3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5 @ 07:37pm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07:3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199407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268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03:40pm</text:p>
          </table:table-cell>
          <table:table-cell office:value-type="string" calcext:value-type="string">
            <text:p>03:40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03:40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03:4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3-12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#53230227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8385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2 @ 11:15am</text:p>
          </table:table-cell>
          <table:table-cell office:value-type="string" calcext:value-type="string">
            <text:p>11:15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2 @ 11:15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1:1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7406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1 @ 01:22pm</text:p>
          </table:table-cell>
          <table:table-cell office:value-type="string" calcext:value-type="string">
            <text:p>01:22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1 @ 01:22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01:2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98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12:09pm</text:p>
          </table:table-cell>
          <table:table-cell office:value-type="string" calcext:value-type="string">
            <text:p>12:09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12:09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0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886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10:45am</text:p>
          </table:table-cell>
          <table:table-cell office:value-type="string" calcext:value-type="string">
            <text:p>10:45a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10:45a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10:4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113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01:03pm</text:p>
          </table:table-cell>
          <table:table-cell office:value-type="string" calcext:value-type="string">
            <text:p>01:03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01:03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01:0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008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12:22pm</text:p>
          </table:table-cell>
          <table:table-cell office:value-type="string" calcext:value-type="string">
            <text:p>12:22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12:22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2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2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19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02:29pm</text:p>
          </table:table-cell>
          <table:table-cell office:value-type="string" calcext:value-type="string">
            <text:p>02:29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Jonathan Wagstaff</text:p>
          </table:table-cell>
          <table:table-cell office:value-type="string" calcext:value-type="string">
            <text:p>2021-03-07 @ 02:29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02:29pm</text:p>
          </table:table-cell>
          <table:table-cell office:value-type="string" calcext:value-type="string">
            <text:p>Jonathan Wagstaff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2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7941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10:04am</text:p>
          </table:table-cell>
          <table:table-cell office:value-type="string" calcext:value-type="string">
            <text:p>10:04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10:04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0:0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2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680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07:05am</text:p>
          </table:table-cell>
          <table:table-cell office:value-type="string" calcext:value-type="string">
            <text:p>07:05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07:05a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07:0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344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7:50am</text:p>
          </table:table-cell>
          <table:table-cell office:value-type="string" calcext:value-type="string">
            <text:p>07:5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8 @ 07:5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07:5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33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2:24pm</text:p>
          </table:table-cell>
          <table:table-cell office:value-type="string" calcext:value-type="string">
            <text:p>12:24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12:24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2:2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0290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0 @ 03:35pm</text:p>
          </table:table-cell>
          <table:table-cell office:value-type="string" calcext:value-type="string">
            <text:p>03:35p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0 @ 03:35pm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03:3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25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03:08pm</text:p>
          </table:table-cell>
          <table:table-cell office:value-type="string" calcext:value-type="string">
            <text:p>03:08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03:08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03:0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8412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02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12:35pm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2021-03-08 @ 12:35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12:35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8412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094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7:54pm</text:p>
          </table:table-cell>
          <table:table-cell office:value-type="string" calcext:value-type="string">
            <text:p>07:54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7:54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7:5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8412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826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3:31pm</text:p>
          </table:table-cell>
          <table:table-cell office:value-type="string" calcext:value-type="string">
            <text:p>03:31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03:31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3:3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8412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0344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8 @ 07:50am</text:p>
          </table:table-cell>
          <table:table-cell office:value-type="string" calcext:value-type="string">
            <text:p>07:5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8 @ 07:50am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07:50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8412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88641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17 @ 07:36am</text:p>
          </table:table-cell>
          <table:table-cell office:value-type="string" calcext:value-type="string">
            <text:p>07:36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17 @ 07:36am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07:3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8412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792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2 @ 05:17am</text:p>
          </table:table-cell>
          <table:table-cell office:value-type="string" calcext:value-type="string">
            <text:p>05:17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2 @ 05:17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05:17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9407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7941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5 @ 10:04am</text:p>
          </table:table-cell>
          <table:table-cell office:value-type="string" calcext:value-type="string">
            <text:p>10:04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5 @ 10:04am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10:04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9407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094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7:54pm</text:p>
          </table:table-cell>
          <table:table-cell office:value-type="string" calcext:value-type="string">
            <text:p>07:54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7:54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7:5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201007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698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3 @ 08:25am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3 @ 08:25am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13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201007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765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8:19am</text:p>
          </table:table-cell>
          <table:table-cell office:value-type="string" calcext:value-type="string">
            <text:p>08:19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8:19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8:1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9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49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06:04pm</text:p>
          </table:table-cell>
          <table:table-cell office:value-type="string" calcext:value-type="string">
            <text:p>06:04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06:04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06:0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774399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8255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2 @ 09:59am</text:p>
          </table:table-cell>
          <table:table-cell office:value-type="string" calcext:value-type="string">
            <text:p>09:59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2 @ 09:59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09:5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3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300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03:45pm</text:p>
          </table:table-cell>
          <table:table-cell office:value-type="string" calcext:value-type="string">
            <text:p>03:45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03:45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03:4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3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057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9 @ 12:47pm</text:p>
          </table:table-cell>
          <table:table-cell office:value-type="string" calcext:value-type="string">
            <text:p>12:47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9 @ 12:47pm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12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3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020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9:35pm</text:p>
          </table:table-cell>
          <table:table-cell office:value-type="string" calcext:value-type="string">
            <text:p>09:35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09:35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9:3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5173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776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1 @ 08:49pm</text:p>
          </table:table-cell>
          <table:table-cell office:value-type="string" calcext:value-type="string">
            <text:p>08:49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1 @ 08:49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08:4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651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5:55pm</text:p>
          </table:table-cell>
          <table:table-cell office:value-type="string" calcext:value-type="string">
            <text:p>05:55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5:55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5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395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5:41pm</text:p>
          </table:table-cell>
          <table:table-cell office:value-type="string" calcext:value-type="string">
            <text:p>05:41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5:41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5:4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094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7:54pm</text:p>
          </table:table-cell>
          <table:table-cell office:value-type="string" calcext:value-type="string">
            <text:p>07:54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7:54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7:54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02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9:35pm</text:p>
          </table:table-cell>
          <table:table-cell office:value-type="string" calcext:value-type="string">
            <text:p>09:35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09:35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9:3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6245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08:37pm</text:p>
          </table:table-cell>
          <table:table-cell office:value-type="string" calcext:value-type="string">
            <text:p>08:37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08:37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08:3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646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4 @ 11:02am</text:p>
          </table:table-cell>
          <table:table-cell office:value-type="string" calcext:value-type="string">
            <text:p>11:02am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1:08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1:08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73947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7647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04 @ 11:02am</text:p>
          </table:table-cell>
          <table:table-cell office:value-type="string" calcext:value-type="string">
            <text:p>11:02am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4 @ 01:10pm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01:10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199407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8266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2 @ 09:59am</text:p>
          </table:table-cell>
          <table:table-cell office:value-type="string" calcext:value-type="string">
            <text:p>09:59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2 @ 10:09a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10:09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201007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7768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1 @ 08:49pm</text:p>
          </table:table-cell>
          <table:table-cell office:value-type="string" calcext:value-type="string">
            <text:p>08:49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1 @ 08:49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08:4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14 @ 12:00am</text:p>
          </table:table-cell>
          <table:table-cell office:value-type="string" calcext:value-type="string">
            <text:p>12:00a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#53201007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6282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1:57pm</text:p>
          </table:table-cell>
          <table:table-cell office:value-type="string" calcext:value-type="string">
            <text:p>01:57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3:04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3:04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5174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94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11:08am</text:p>
          </table:table-cell>
          <table:table-cell office:value-type="string" calcext:value-type="string">
            <text:p>11:08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11:08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1:0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5174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2286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6 @ 03:47pm</text:p>
          </table:table-cell>
          <table:table-cell office:value-type="string" calcext:value-type="string">
            <text:p>03:47p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6 @ 03:47p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03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5174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95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04:07pm</text:p>
          </table:table-cell>
          <table:table-cell office:value-type="string" calcext:value-type="string">
            <text:p>04:07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04:07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04:0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5174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209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3:16pm</text:p>
          </table:table-cell>
          <table:table-cell office:value-type="string" calcext:value-type="string">
            <text:p>03:16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3:16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3:1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7395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189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4 @ 06:03pm</text:p>
          </table:table-cell>
          <table:table-cell office:value-type="string" calcext:value-type="string">
            <text:p>06:03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4 @ 06:03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06:0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7395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189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4 @ 06:03pm</text:p>
          </table:table-cell>
          <table:table-cell office:value-type="string" calcext:value-type="string">
            <text:p>06:03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4 @ 06:03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06:0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841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038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1 @ 05:53pm</text:p>
          </table:table-cell>
          <table:table-cell office:value-type="string" calcext:value-type="string">
            <text:p>05:53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05:53p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05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841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9349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2:48pm</text:p>
          </table:table-cell>
          <table:table-cell office:value-type="string" calcext:value-type="string">
            <text:p>12:48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07 @ 12:48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2:4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841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6619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7:58pm</text:p>
          </table:table-cell>
          <table:table-cell office:value-type="string" calcext:value-type="string">
            <text:p>07:58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7:58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7:5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9407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2286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6 @ 03:47pm</text:p>
          </table:table-cell>
          <table:table-cell office:value-type="string" calcext:value-type="string">
            <text:p>03:47p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6 @ 03:47pm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03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199407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6449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05:20pm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05:20p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14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#53201007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598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0 @ 11:33am</text:p>
          </table:table-cell>
          <table:table-cell office:value-type="string" calcext:value-type="string">
            <text:p>11:33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0 @ 11:33am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11:3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197395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080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12:31pm</text:p>
          </table:table-cell>
          <table:table-cell office:value-type="string" calcext:value-type="string">
            <text:p>12:31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12:31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12:3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197395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358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2 @ 09:48am</text:p>
          </table:table-cell>
          <table:table-cell office:value-type="string" calcext:value-type="string">
            <text:p>09:48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2 @ 09:48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09:48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197395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883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12:12pm</text:p>
          </table:table-cell>
          <table:table-cell office:value-type="string" calcext:value-type="string">
            <text:p>12:12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12:12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1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197395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8765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2 @ 03:02pm</text:p>
          </table:table-cell>
          <table:table-cell office:value-type="string" calcext:value-type="string">
            <text:p>03:02p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2 @ 03:02p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03:0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19841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876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2 @ 03:02pm</text:p>
          </table:table-cell>
          <table:table-cell office:value-type="string" calcext:value-type="string">
            <text:p>03:02p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2 @ 03:02pm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03:0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201007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883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12:12pm</text:p>
          </table:table-cell>
          <table:table-cell office:value-type="string" calcext:value-type="string">
            <text:p>12:12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12:12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12:12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3-15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#53230227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20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3:06pm</text:p>
          </table:table-cell>
          <table:table-cell office:value-type="string" calcext:value-type="string">
            <text:p>03:06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3:06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3:0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6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#53177440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20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3:06pm</text:p>
          </table:table-cell>
          <table:table-cell office:value-type="string" calcext:value-type="string">
            <text:p>03:06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3:06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3:0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6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#53197395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247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08:58pm</text:p>
          </table:table-cell>
          <table:table-cell office:value-type="string" calcext:value-type="string">
            <text:p>08:58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08:58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8:58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#53195177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998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7 @ 11:35am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7 @ 11:35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11:35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3-1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#53230559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990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7 @ 09:03am</text:p>
          </table:table-cell>
          <table:table-cell office:value-type="string" calcext:value-type="string">
            <text:p>09:03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7 @ 09:03am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09:03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3-1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#53230559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7681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07 @ 12:51pm</text:p>
          </table:table-cell>
          <table:table-cell office:value-type="string" calcext:value-type="string">
            <text:p>12:51pm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1 @ 10:22am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0:22am</text:p>
          </table:table-cell>
          <table:table-cell office:value-type="string" calcext:value-type="string">
            <text:p>Jonathan Wagstaff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177440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40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5:47pm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5:47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195179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404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5:47pm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5:47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197396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158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01:53pm</text:p>
          </table:table-cell>
          <table:table-cell office:value-type="string" calcext:value-type="string">
            <text:p>01:53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01:53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01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197396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0329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4 @ 09:55pm</text:p>
          </table:table-cell>
          <table:table-cell office:value-type="string" calcext:value-type="string">
            <text:p>09:55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4 @ 09:55pm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09:55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197396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404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5:47pm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5:47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5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198412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158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01:53pm</text:p>
          </table:table-cell>
          <table:table-cell office:value-type="string" calcext:value-type="string">
            <text:p>01:53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01:53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01:5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16</text:p>
          </table:table-cell>
          <table:table-cell office:value-type="string" calcext:value-type="string">
            <text:p>Summit Snowboard Package</text:p>
          </table:table-cell>
          <table:table-cell office:value-type="string" calcext:value-type="string">
            <text:p>2021-03-1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#53230227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949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12:17pm</text:p>
          </table:table-cell>
          <table:table-cell office:value-type="string" calcext:value-type="string">
            <text:p>12:17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12:17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19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#53177440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830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2 @ 08:46am</text:p>
          </table:table-cell>
          <table:table-cell office:value-type="string" calcext:value-type="string">
            <text:p>08:46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2 @ 08:46am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08:46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19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#53195180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K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3400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6 @ 10:00pm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6 @ 10:00pm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19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#531973966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949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12:17pm</text:p>
          </table:table-cell>
          <table:table-cell office:value-type="string" calcext:value-type="string">
            <text:p>12:17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12:17p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2:1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19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#531994081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4093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8 @ 01:40pm</text:p>
          </table:table-cell>
          <table:table-cell office:value-type="string" calcext:value-type="string">
            <text:p>01:40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8 @ 01:40pm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01:40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4</text:p>
          </table:table-cell>
          <table:table-cell office:value-type="string" calcext:value-type="string">
            <text:p>Junior Mountain Ski Package</text:p>
          </table:table-cell>
          <table:table-cell office:value-type="string" calcext:value-type="string">
            <text:p>2021-03-20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1</text:p>
          </table:table-cell>
          <table:table-cell office:value-type="string" calcext:value-type="string">
            <text:p>#53199408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3436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07 @ 06:01pm</text:p>
          </table:table-cell>
          <table:table-cell office:value-type="string" calcext:value-type="string">
            <text:p>06:01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07 @ 06:01pm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06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467</text:p>
          </table:table-cell>
          <table:table-cell office:value-type="string" calcext:value-type="string">
            <text:p>Mountain Snowboard Package</text:p>
          </table:table-cell>
          <table:table-cell office:value-type="string" calcext:value-type="string">
            <text:p>2021-03-20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1</text:p>
          </table:table-cell>
          <table:table-cell office:value-type="string" calcext:value-type="string">
            <text:p>#53230560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5961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6 @ 06:56pm</text:p>
          </table:table-cell>
          <table:table-cell office:value-type="string" calcext:value-type="string">
            <text:p>06:56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6 @ 06:56pm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06:5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23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3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4</text:p>
          </table:table-cell>
          <table:table-cell office:value-type="string" calcext:value-type="string">
            <text:p>#53195185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925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11:49am</text:p>
          </table:table-cell>
          <table:table-cell office:value-type="string" calcext:value-type="string">
            <text:p>11:49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11:49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1:4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09</text:p>
          </table:table-cell>
          <table:table-cell office:value-type="string" calcext:value-type="string">
            <text:p>Elite Ski Package</text:p>
          </table:table-cell>
          <table:table-cell office:value-type="string" calcext:value-type="string">
            <text:p>2021-03-2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#53177441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2776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3-11 @ 08:49pm</text:p>
          </table:table-cell>
          <table:table-cell office:value-type="string" calcext:value-type="string">
            <text:p>08:49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3-11 @ 08:49pm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08:4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2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#53197399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577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3 @ 01:47pm</text:p>
          </table:table-cell>
          <table:table-cell office:value-type="string" calcext:value-type="string">
            <text:p>01:47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3 @ 01:47pm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01:4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2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#53197399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2003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3 @ 07:29pm</text:p>
          </table:table-cell>
          <table:table-cell office:value-type="string" calcext:value-type="string">
            <text:p>07:29p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3 @ 07:29pm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07:29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2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#531973991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2925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2 @ 11:49am</text:p>
          </table:table-cell>
          <table:table-cell office:value-type="string" calcext:value-type="string">
            <text:p>11:49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2 @ 11:49am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11:49a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27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#53201012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590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2:57pm</text:p>
          </table:table-cell>
          <table:table-cell office:value-type="string" calcext:value-type="string">
            <text:p>02:57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2:57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2:5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2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#53195190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590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2:57pm</text:p>
          </table:table-cell>
          <table:table-cell office:value-type="string" calcext:value-type="string">
            <text:p>02:57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2:57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2:5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2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#5319841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6590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7 @ 02:57pm</text:p>
          </table:table-cell>
          <table:table-cell office:value-type="string" calcext:value-type="string">
            <text:p>02:57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7 @ 02:57pm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02:57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28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#53201012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4944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25 @ 01:33pm</text:p>
          </table:table-cell>
          <table:table-cell office:value-type="string" calcext:value-type="string">
            <text:p>01:33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25 @ 01:33pm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1:33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14</text:p>
          </table:table-cell>
          <table:table-cell office:value-type="string" calcext:value-type="string">
            <text:p>Summit Ski Package</text:p>
          </table:table-cell>
          <table:table-cell office:value-type="string" calcext:value-type="string">
            <text:p>2021-03-29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#53195192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table:number-columns-repeated="2" office:value-type="string" calcext:value-type="string">
            <text:p>Subscri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0817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1-21 @ 05:01pm</text:p>
          </table:table-cell>
          <table:table-cell office:value-type="string" calcext:value-type="string">
            <text:p>05:01p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1-21 @ 05:01pm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05:01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29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#53197399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329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10:46pm</text:p>
          </table:table-cell>
          <table:table-cell office:value-type="string" calcext:value-type="string">
            <text:p>10:46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10:46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10:4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294</text:p>
          </table:table-cell>
          <table:table-cell office:value-type="string" calcext:value-type="string">
            <text:p>Mountain Ski Package</text:p>
          </table:table-cell>
          <table:table-cell office:value-type="string" calcext:value-type="string">
            <text:p>2021-03-30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1</text:p>
          </table:table-cell>
          <table:table-cell office:value-type="string" calcext:value-type="string">
            <text:p>#5319740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329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10:46pm</text:p>
          </table:table-cell>
          <table:table-cell office:value-type="string" calcext:value-type="string">
            <text:p>10:46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10:46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10:4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1</text:p>
          </table:table-cell>
          <table:table-cell office:value-type="string" calcext:value-type="string">
            <text:p>Base Ski Package</text:p>
          </table:table-cell>
          <table:table-cell office:value-type="string" calcext:value-type="string">
            <text:p>2021-03-30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1</text:p>
          </table:table-cell>
          <table:table-cell office:value-type="string" calcext:value-type="string">
            <text:p>#53198414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02329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1-02-10 @ 10:46pm</text:p>
          </table:table-cell>
          <table:table-cell office:value-type="string" calcext:value-type="string">
            <text:p>10:46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021-02-10 @ 10:46pm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10:46p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#264307</text:p>
          </table:table-cell>
          <table:table-cell office:value-type="string" calcext:value-type="string">
            <text:p>Junior Base Ski Package</text:p>
          </table:table-cell>
          <table:table-cell office:value-type="string" calcext:value-type="string">
            <text:p>2021-03-30 @ 11:00pm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11:00pm</text:p>
          </table:table-cell>
          <table:table-cell office:value-type="string" calcext:value-type="string">
            <text:p>2021-03-31</text:p>
          </table:table-cell>
          <table:table-cell office:value-type="string" calcext:value-type="string">
            <text:p>#5320101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lease select your first day of skiing! Book now!</text:p>
          </table:table-cell>
          <table:table-cell/>
          <table:table-cell office:value-type="string" calcext:value-type="string">
            <text:p>English (US)</text:p>
          </table:table-cell>
          <table:table-cell office:value-type="string" calcext:value-type="string">
            <text:p>Subscribe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7"/>
          <table:table-cell office:value-type="float" office:value="607" calcext:value-type="float">
            <text:p>6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8T13:26:39.821688897</dc:date>
    <meta:editing-duration>PT2M8S</meta:editing-duration>
    <meta:editing-cycles>1</meta:editing-cycles>
    <meta:document-statistic meta:table-count="1" meta:cell-count="9149" meta:object-count="0"/>
    <meta:generator>LibreOffice/6.4.6.2$Linux_X86_64 LibreOffice_project/40$Build-2</meta:generator>
  </office:meta>
</office:document-meta>
</file>